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100000000000032000000258FFD72C6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waterstorm-title">
      <style:graphic-properties draw:auto-grow-height="true" fo:min-height="3.863cm"/>
    </style:style>
    <style:style style:name="pr2" style:family="presentation" style:parent-style-name="lyt-waterstorm-subtitle">
      <style:graphic-properties draw:fill-color="#ffffff" draw:auto-grow-height="true" fo:min-height="12.179cm"/>
    </style:style>
    <style:style style:name="pr3" style:family="presentation" style:parent-style-name="lyt-waterstorm-notes">
      <style:graphic-properties draw:fill-color="#ffffff" draw:auto-grow-height="true" fo:min-height="13.364cm"/>
    </style:style>
    <style:style style:name="pr4" style:family="presentation" style:parent-style-name="lyt-waterstorm-title">
      <style:graphic-properties fo:min-height="3.863cm"/>
    </style:style>
    <style:style style:name="pr5" style:family="presentation" style:parent-style-name="lyt-waterstorm-outline1">
      <style:graphic-properties fo:min-height="12.179cm"/>
    </style:style>
    <style:style style:name="pr6" style:family="presentation" style:parent-style-name="lyt-waterstorm-notes">
      <style:graphic-properties draw:fill-color="#ffffff" fo:min-height="13.364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co5" style:family="table-column">
      <style:table-column-properties style:column-width="4.699cm" style:use-optimal-column-width="false"/>
    </style:style>
    <style:style style:name="co6" style:family="table-column">
      <style:table-column-properties style:column-width="4.7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paragraph-properties fo:margin-left="1.27cm" fo:margin-right="0cm" fo:text-indent="-0.635cm">
        <style:tab-stops>
          <style:tab-stop style:position="1.27cm"/>
        </style:tab-stops>
      </style:paragraph-properties>
      <style:text-properties fo:font-size="16pt" style:font-size-asian="16pt" style:font-size-complex="16pt"/>
    </style:style>
    <style:style style:name="P3" style:family="paragraph">
      <style:text-properties fo:font-family="'Times New Roman'" style:font-family-generic="roman" style:font-pitch="variable" fo:font-size="12pt" style:font-size-complex="12pt"/>
    </style:style>
    <style:style style:name="P4" style:family="paragraph">
      <style:paragraph-properties fo:margin-left="0.72cm" fo:margin-right="0cm" fo:text-indent="-0.36cm">
        <style:tab-stops>
          <style:tab-stop style:position="0.72cm"/>
        </style:tab-stops>
      </style:paragraph-properties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3" style:family="text">
      <style:text-properties fo:font-family="'Liberation Sans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b84747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b84747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8474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b8474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847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847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847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847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847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waterstorm" presentation:presentation-page-layout-name="AL1T0">
        <draw:frame presentation:style-name="pr1" draw:layer="layout" svg:width="25.199cm" svg:height="3.863cm" svg:x="1.4cm" svg:y="1.237cm" presentation:class="title" presentation:placeholder="true">
          <draw:text-box/>
        </draw:frame>
        <draw:frame presentation:style-name="pr2" draw:text-style-name="P1" draw:layer="layout" svg:width="24.5cm" svg:height="12.179cm" svg:x="1.5cm" svg:y="6.199cm" presentation:class="subtitle" presentation:user-transformed="true">
          <draw:text-box>
            <text:p text:style-name="P1"><text:span text:style-name="T1"><text:a xlink:href="http://www.example.com/">hyperlink example</text:a></text:span></text:p>
            <text:p text:style-name="P1"><text:span text:style-name="T1">Some text</text:span></text:p>
            <text:p text:style-name="P1"><text:span text:style-name="T1">List:</text:span></text:p>
            <text:list text:style-name="L2">
              <text:list-item>
                <text:p text:style-name="P2"><text:span text:style-name="T1">first</text:span></text:p>
              </text:list-item>
              <text:list-item>
                <text:p text:style-name="P2"><text:span text:style-name="T1">second</text:span></text:p>
              </text:list-item>
              <text:list-item>
                <text:p text:style-name="P2"><text:span text:style-name="T1">third</text:span></text:p>
              </text:list-item>
            </text:list>
            <text:p text:style-name="P1"><text:span text:style-name="T1">Other list:</text:span></text:p>
            <text:list text:style-name="L3">
              <text:list-item>
                <text:p text:style-name="P2"><text:span text:style-name="T1">one</text:span></text:p>
              </text:list-item>
              <text:list-item>
                <text:p text:style-name="P2"><text:span text:style-name="T1">two</text:span></text:p>
              </text:list-item>
            </text:list>
            <text:list text:style-name="L1">
              <text:list-item>
                <text:p text:style-name="P1"><text:span text:style-name="T1">thre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waterstorm" presentation:presentation-page-layout-name="AL2T1">
        <draw:frame presentation:style-name="pr4" draw:layer="layout" svg:width="25.199cm" svg:height="3.863cm" svg:x="1.4cm" svg:y="1.237cm" presentation:class="title" presentation:placeholder="true">
          <draw:text-box/>
        </draw:frame>
        <draw:frame presentation:style-name="pr5" draw:layer="layout" svg:width="24.5cm" svg:height="12.179cm" svg:x="1.5cm" svg:y="6.2cm" presentation:class="outline">
          <draw:text-box>
            <text:p><text:span text:style-name="T1">Table:</text:span></text:p>
          </draw:text-box>
        </draw:frame>
        <draw:frame draw:style-name="standard" draw:layer="layout" svg:width="14.098cm" svg:height="3.747cm" svg:x="6.804cm" svg:y="10.1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11</text:p>
              </table:table-cell>
              <table:table-cell>
                <text:p>12</text:p>
              </table:table-cell>
              <table:table-cell>
                <text:p>13</text:p>
              </table:table-cell>
              <table:table-cell>
                <text:p>14</text:p>
              </table:table-cell>
            </table:table-row>
            <table:table-row table:style-name="ro1" table:default-cell-style-name="ce1">
              <table:table-cell>
                <text:p>21</text:p>
              </table:table-cell>
              <table:table-cell>
                <text:p>22</text:p>
              </table:table-cell>
              <table:table-cell>
                <text:p>23</text:p>
              </table:table-cell>
              <table:table-cell>
                <text:p>24</text:p>
              </table:table-cell>
            </table:table-row>
            <table:table-row table:style-name="ro1" table:default-cell-style-name="ce1">
              <table:table-cell>
                <text:p>31</text:p>
              </table:table-cell>
              <table:table-cell>
                <text:p>32</text:p>
              </table:table-cell>
              <table:table-cell>
                <text:p>33</text:p>
              </table:table-cell>
              <table:table-cell>
                <text:p>34</text:p>
              </table:table-cell>
            </table:table-row>
            <table:table-row table:style-name="ro1" table:default-cell-style-name="ce1">
              <table:table-cell>
                <text:p>41</text:p>
              </table:table-cell>
              <table:table-cell>
                <text:p>42</text:p>
              </table:table-cell>
              <table:table-cell>
                <text:p>43</text:p>
              </table:table-cell>
              <table:table-cell>
                <text:p>4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waterstorm" presentation:presentation-page-layout-name="AL2T1">
        <draw:frame presentation:style-name="pr4" draw:layer="layout" svg:width="25.199cm" svg:height="3.863cm" svg:x="1.4cm" svg:y="1.237cm" presentation:class="title" presentation:placeholder="true">
          <draw:text-box/>
        </draw:frame>
        <draw:frame presentation:style-name="pr5" draw:layer="layout" svg:width="24.5cm" svg:height="12.179cm" svg:x="1.5cm" svg:y="6.2cm" presentation:class="outline">
          <draw:text-box>
            <text:p><text:span text:style-name="T2">Table with hyperlinks:</text:span></text:p>
          </draw:text-box>
        </draw:frame>
        <draw:frame draw:style-name="standard" draw:layer="layout" svg:width="14.098cm" svg:height="1.943cm" svg:x="6.957cm" svg:y="10.3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a xlink:href="http://www.first.com/">first</text:a></text:p>
              </table:table-cell>
              <table:table-cell>
                <text:p><text:a xlink:href="http://www.second.com/">second</text:a></text:p>
              </table:table-cell>
            </table:table-row>
            <table:table-row table:style-name="ro1" table:default-cell-style-name="ce1">
              <table:table-cell>
                <text:p><text:a xlink:href="http://www.third.com/">third</text:a></text:p>
              </table:table-cell>
              <table:table-cell>
                <text:p><text:a xlink:href="http://www.fourth.com/">fourth</text:a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waterstorm" presentation:presentation-page-layout-name="AL2T1">
        <draw:frame presentation:style-name="pr4" draw:layer="layout" svg:width="25.199cm" svg:height="3.863cm" svg:x="1.4cm" svg:y="1.237cm" presentation:class="title" presentation:placeholder="true">
          <draw:text-box/>
        </draw:frame>
        <draw:frame presentation:style-name="pr5" draw:layer="layout" svg:width="24.5cm" svg:height="12.179cm" svg:x="1.5cm" svg:y="6.2cm" presentation:class="outline">
          <draw:text-box>
            <text:p><text:span text:style-name="T2">Table with lists:</text:span></text:p>
          </draw:text-box>
        </draw:frame>
        <draw:frame draw:style-name="standard" draw:layer="layout" svg:width="14.098cm" svg:height="10.025cm" svg:x="7.087cm" svg:y="7.94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"><text:span text:style-name="T3">first</text:span></text:p>
                <text:list text:style-name="L3">
                  <text:list-item>
                    <text:p text:style-name="P4">one</text:p>
                  </text:list-item>
                  <text:list-item>
                    <text:p text:style-name="P4">two</text:p>
                  </text:list-item>
                  <text:list-item>
                    <text:p text:style-name="P4">three</text:p>
                  </text:list-item>
                </text:list>
              </table:table-cell>
              <table:table-cell>
                <text:p>second</text:p>
                <text:list text:style-name="L2">
                  <text:list-item>
                    <text:p text:style-name="P4">one</text:p>
                  </text:list-item>
                  <text:list-item>
                    <text:p text:style-name="P4">two</text:p>
                  </text:list-item>
                  <text:list-item>
                    <text:p text:style-name="P4">three</text:p>
                  </text:list-item>
                </text:list>
              </table:table-cell>
              <table:table-cell>
                <text:p>third</text:p>
                <text:list text:style-name="L3">
                  <text:list-item>
                    <text:p text:style-name="P4">one</text:p>
                  </text:list-item>
                  <text:list-item>
                    <text:p text:style-name="P4">two</text:p>
                  </text:list-item>
                  <text:list-item>
                    <text:p text:style-name="P4">three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p>fourth</text:p>
                <text:list text:style-name="L2">
                  <text:list-item>
                    <text:p text:style-name="P4">one</text:p>
                  </text:list-item>
                  <text:list-item>
                    <text:p text:style-name="P4">two</text:p>
                  </text:list-item>
                  <text:list-item>
                    <text:p text:style-name="P4">three</text:p>
                  </text:list-item>
                </text:list>
              </table:table-cell>
              <table:table-cell>
                <text:p>fiveth</text:p>
                <text:list text:style-name="L3">
                  <text:list-item>
                    <text:p text:style-name="P4">one</text:p>
                  </text:list-item>
                  <text:list-item>
                    <text:p text:style-name="P4">two</text:p>
                  </text:list-item>
                  <text:list-item>
                    <text:p text:style-name="P4">three</text:p>
                  </text:list-item>
                </text:list>
              </table:table-cell>
              <table:table-cell>
                <text:p>sixth</text:p>
                <text:list text:style-name="L2">
                  <text:list-item>
                    <text:p text:style-name="P4">one</text:p>
                  </text:list-item>
                  <text:list-item>
                    <text:p text:style-name="P4">two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p>seventh</text:p>
              </table:table-cell>
              <table:table-cell>
                <text:p>eighth</text:p>
              </table:table-cell>
              <table:table-cell>
                <text:p>nineth</text:p>
                <text:list text:continue-numbering="true" text:style-name="L2">
                  <text:list-item>
                    <text:p text:style-name="P4">one</text:p>
                  </text:list-item>
                  <text:list-item>
                    <text:p text:style-name="P4">two</text:p>
                  </text:list-item>
                  <text:list-item>
                    <text:p text:style-name="P4">three</text:p>
                  </text:list-item>
                  <text:list-item>
                    <text:p text:style-name="P4">four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waterstorm" presentation:presentation-page-layout-name="AL2T1">
        <draw:frame presentation:style-name="pr4" draw:layer="layout" svg:width="25.199cm" svg:height="3.863cm" svg:x="1.4cm" svg:y="1.237cm" presentation:class="title" presentation:placeholder="true">
          <draw:text-box/>
        </draw:frame>
        <draw:frame presentation:style-name="pr5" draw:layer="layout" svg:width="24.5cm" svg:height="12.179cm" svg:x="1.5cm" svg:y="6.2cm" presentation:class="outline">
          <draw:text-box>
            <text:p><text:span text:style-name="T2"><text:a xlink:href="mailto:email@example.com">email exampl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waterstorm" xlink:href="Pictures/100000000000032000000258FFD72C6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WW-Internet_20_link" style:display-name="WW-Internet link" style:family="graphic">
      <style:paragraph-properties style:text-autospace="none"/>
      <style:text-properties fo:color="#000080" fo:language="pl" fo:country="PL" style:text-underline-style="solid" style:text-underline-width="auto" style:text-underline-color="font-color" style:font-family-asian="Tahoma" style:font-family-generic-asian="swiss" style:font-pitch-asian="variable" style:font-size-asian="12pt" style:language-asian="zxx" style:country-asian="none" style:font-family-complex="'Lucida Sans Unicode'" style:font-family-generic-complex="swiss" style:font-pitch-complex="variable"/>
    </style:style>
    <style:style style:name="RTF_5f_Num_20_10_20_10" style:display-name="RTF_Num 10 10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10_20_9" style:display-name="RTF_Num 10 9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10_20_8" style:display-name="RTF_Num 10 8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10_20_7" style:display-name="RTF_Num 10 7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10_20_6" style:display-name="RTF_Num 10 6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10_20_5" style:display-name="RTF_Num 10 5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10_20_4" style:display-name="RTF_Num 10 4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10_20_3" style:display-name="RTF_Num 10 3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10_20_2" style:display-name="RTF_Num 10 2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10_20_1" style:display-name="RTF_Num 10 1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9_20_10" style:display-name="RTF_Num 9 10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9_20_9" style:display-name="RTF_Num 9 9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9_20_8" style:display-name="RTF_Num 9 8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9_20_7" style:display-name="RTF_Num 9 7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9_20_6" style:display-name="RTF_Num 9 6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9_20_5" style:display-name="RTF_Num 9 5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9_20_4" style:display-name="RTF_Num 9 4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9_20_3" style:display-name="RTF_Num 9 3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9_20_2" style:display-name="RTF_Num 9 2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9_20_1" style:display-name="RTF_Num 9 1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8_20_10" style:display-name="RTF_Num 8 10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8_20_9" style:display-name="RTF_Num 8 9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8_20_8" style:display-name="RTF_Num 8 8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8_20_7" style:display-name="RTF_Num 8 7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8_20_6" style:display-name="RTF_Num 8 6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8_20_5" style:display-name="RTF_Num 8 5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8_20_4" style:display-name="RTF_Num 8 4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8_20_3" style:display-name="RTF_Num 8 3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8_20_2" style:display-name="RTF_Num 8 2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8_20_1" style:display-name="RTF_Num 8 1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7_20_10" style:display-name="RTF_Num 7 10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7_20_9" style:display-name="RTF_Num 7 9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7_20_8" style:display-name="RTF_Num 7 8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7_20_7" style:display-name="RTF_Num 7 7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7_20_6" style:display-name="RTF_Num 7 6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7_20_5" style:display-name="RTF_Num 7 5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7_20_4" style:display-name="RTF_Num 7 4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7_20_3" style:display-name="RTF_Num 7 3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7_20_2" style:display-name="RTF_Num 7 2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7_20_1" style:display-name="RTF_Num 7 1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6_20_10" style:display-name="RTF_Num 6 10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6_20_9" style:display-name="RTF_Num 6 9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6_20_8" style:display-name="RTF_Num 6 8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6_20_7" style:display-name="RTF_Num 6 7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6_20_6" style:display-name="RTF_Num 6 6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6_20_5" style:display-name="RTF_Num 6 5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6_20_4" style:display-name="RTF_Num 6 4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6_20_3" style:display-name="RTF_Num 6 3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6_20_2" style:display-name="RTF_Num 6 2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6_20_1" style:display-name="RTF_Num 6 1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5_20_10" style:display-name="RTF_Num 5 10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5_20_9" style:display-name="RTF_Num 5 9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5_20_8" style:display-name="RTF_Num 5 8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5_20_7" style:display-name="RTF_Num 5 7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5_20_6" style:display-name="RTF_Num 5 6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5_20_5" style:display-name="RTF_Num 5 5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5_20_4" style:display-name="RTF_Num 5 4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5_20_3" style:display-name="RTF_Num 5 3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5_20_2" style:display-name="RTF_Num 5 2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5_20_1" style:display-name="RTF_Num 5 1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4_20_10" style:display-name="RTF_Num 4 10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4_20_9" style:display-name="RTF_Num 4 9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4_20_8" style:display-name="RTF_Num 4 8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4_20_7" style:display-name="RTF_Num 4 7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4_20_6" style:display-name="RTF_Num 4 6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4_20_5" style:display-name="RTF_Num 4 5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4_20_4" style:display-name="RTF_Num 4 4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4_20_3" style:display-name="RTF_Num 4 3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4_20_2" style:display-name="RTF_Num 4 2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4_20_1" style:display-name="RTF_Num 4 1" style:family="graphic">
      <style:paragraph-properties style:text-autospace="none"/>
      <style:text-properties style:use-window-font-color="true" fo:font-family="StarSymbol, 'Arial Unicode MS'" fo:font-size="9pt" fo:language="pl" fo:country="PL" style:font-family-asian="StarSymbol, 'Arial Unicode MS'" style:font-size-asian="9pt" style:language-asian="zxx" style:country-asian="none" style:font-family-complex="StarSymbol, 'Arial Unicode MS'"/>
    </style:style>
    <style:style style:name="RTF_5f_Num_20_3_20_10" style:display-name="RTF_Num 3 10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3_20_9" style:display-name="RTF_Num 3 9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3_20_8" style:display-name="RTF_Num 3 8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3_20_7" style:display-name="RTF_Num 3 7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3_20_6" style:display-name="RTF_Num 3 6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3_20_5" style:display-name="RTF_Num 3 5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3_20_4" style:display-name="RTF_Num 3 4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3_20_3" style:display-name="RTF_Num 3 3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3_20_2" style:display-name="RTF_Num 3 2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3_20_1" style:display-name="RTF_Num 3 1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pl" fo:country="PL" style:text-underline-style="solid" style:text-underline-width="auto" style:text-underline-color="font-color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2_20_10" style:display-name="RTF_Num 2 10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2_20_9" style:display-name="RTF_Num 2 9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2_20_8" style:display-name="RTF_Num 2 8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2_20_7" style:display-name="RTF_Num 2 7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2_20_6" style:display-name="RTF_Num 2 6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2_20_5" style:display-name="RTF_Num 2 5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2_20_4" style:display-name="RTF_Num 2 4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2_20_3" style:display-name="RTF_Num 2 3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2_20_2" style:display-name="RTF_Num 2 2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RTF_5f_Num_20_2_20_1" style:display-name="RTF_Num 2 1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Odwiedzone_20_łącze_20_internetowe" style:display-name="Odwiedzone łącze internetowe" style:family="graphic">
      <style:paragraph-properties style:text-autospace="none"/>
      <style:text-properties fo:color="#800000" fo:language="pl" fo:country="PL" style:text-underline-style="solid" style:text-underline-width="auto" style:text-underline-color="font-color" style:font-family-asian="Tahoma" style:font-family-generic-asian="swiss" style:font-pitch-asian="variable" style:font-size-asian="12pt" style:language-asian="zxx" style:country-asian="none" style:font-family-complex="'Lucida Sans Unicode'" style:font-family-generic-complex="swiss" style:font-pitch-complex="variable"/>
    </style:style>
    <style:style style:name="Łącze_20_internetowe" style:display-name="Łącze internetowe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Znaki_20_numeracji" style:display-name="Znaki numeracji" style:family="graphic">
      <style:paragraph-properties style:text-autospace="none"/>
      <style:text-properties fo:language="pl" fo:country="PL" style:font-family-asian="Tahoma" style:font-family-generic-asian="swiss" style:font-pitch-asian="variable" style:font-size-asian="12pt" style:language-asian="zxx" style:country-asian="none" style:font-family-complex="'Lucida Sans Unicode'" style:font-family-generic-complex="swiss" style:font-pitch-complex="variable"/>
    </style:style>
    <style:style style:name="WW-caption" style:family="graphic">
      <style:paragraph-properties fo:margin-top="0.374cm" fo:margin-bottom="0.374cm" fo:text-align="start" style:text-autospace="none"/>
      <style:text-properties fo:language="pl" fo:country="PL" fo:font-style="italic" style:font-family-asian="Tahoma" style:font-family-generic-asian="swiss" style:font-size-asian="12pt" style:language-asian="zxx" style:country-asian="none" style:font-style-asian="italic" style:font-family-complex="'Lucida Sans Unicode'" style:font-family-generic-complex="swiss" style:font-pitch-complex="variable" style:font-style-complex="italic"/>
    </style:style>
    <style:style style:name="caption" style:family="graphic">
      <style:paragraph-properties fo:margin-top="0.374cm" fo:margin-bottom="0.374cm" fo:text-align="start" style:text-autospace="none"/>
      <style:text-properties fo:font-family="Times, 'Times New Roman'" fo:font-size="12pt" fo:language="pl" fo:country="PL" fo:font-style="italic" style:font-family-asian="Tahoma" style:font-family-generic-asian="swiss" style:font-pitch-asian="variable" style:font-size-asian="12pt" style:language-asian="zxx" style:country-asian="none" style:font-style-asian="italic" style:font-family-complex="'Lucida Sans Unicode'" style:font-family-generic-complex="swiss" style:font-pitch-complex="variable" style:font-style-complex="italic"/>
    </style:style>
    <style:style style:name="Indeks" style:family="graphic">
      <style:paragraph-properties fo:text-align="start" style:text-autospace="none"/>
      <style:text-properties fo:language="pl" fo:country="PL" style:font-family-asian="Tahoma" style:font-family-generic-asian="swiss" style:font-size-asian="12pt" style:language-asian="zxx" style:country-asian="none" style:font-family-complex="'Lucida Sans Unicode'" style:font-family-generic-complex="swiss" style:font-pitch-complex="variable"/>
    </style:style>
    <style:style style:name="Podpis" style:family="graphic">
      <style:paragraph-properties fo:margin-top="0.374cm" fo:margin-bottom="0.374cm" fo:text-align="start" style:text-autospace="none"/>
      <style:text-properties fo:font-family="Times, 'Times New Roman'" fo:font-size="12pt" fo:language="pl" fo:country="PL" fo:font-style="italic" style:font-family-asian="Tahoma" style:font-family-generic-asian="swiss" style:font-pitch-asian="variable" style:font-size-asian="12pt" style:language-asian="zxx" style:country-asian="none" style:font-style-asian="italic" style:font-family-complex="'Lucida Sans Unicode'" style:font-family-generic-complex="swiss" style:font-pitch-complex="variable" style:font-style-complex="italic"/>
    </style:style>
    <style:style style:name="Nagłówek_20_tabeli" style:display-name="Nagłówek tabeli" style:family="graphic">
      <style:paragraph-properties fo:text-align="center" style:text-autospace="none"/>
      <style:text-properties fo:language="pl" fo:country="PL" fo:font-weight="bold" style:font-family-asian="Tahoma" style:font-family-generic-asian="swiss" style:font-pitch-asian="variable" style:font-size-asian="12pt" style:language-asian="zxx" style:country-asian="none" style:font-weight-asian="bold" style:font-family-complex="'Lucida Sans Unicode'" style:font-family-generic-complex="swiss" style:font-pitch-complex="variable" style:font-weight-complex="bold"/>
    </style:style>
    <style:style style:name="Zawartość_20_tabeli" style:display-name="Zawartość tabeli" style:family="graphic">
      <style:paragraph-properties fo:text-align="start" style:text-autospace="none"/>
      <style:text-properties fo:language="pl" fo:country="PL" style:font-family-asian="Tahoma" style:font-family-generic-asian="swiss" style:font-pitch-asian="variable" style:font-size-asian="12pt" style:language-asian="zxx" style:country-asian="none" style:font-family-complex="'Lucida Sans Unicode'" style:font-family-generic-complex="swiss" style:font-pitch-complex="variable"/>
    </style:style>
    <style:style style:name="Lista" style:family="graphic">
      <style:paragraph-properties fo:margin-top="0cm" fo:margin-bottom="0.374cm" fo:text-align="start" style:text-autospace="none"/>
      <style:text-properties fo:language="pl" fo:country="PL" style:font-family-asian="Tahoma" style:font-family-generic-asian="swiss" style:font-size-asian="12pt" style:language-asian="zxx" style:country-asian="none" style:font-family-complex="'Lucida Sans Unicode'" style:font-family-generic-complex="swiss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waterstorm-background" style:family="presentation">
      <style:graphic-properties draw:stroke="none" draw:fill="bitmap" draw:fill-image-name="waterstorm" style:repeat="stretch"/>
    </style:style>
    <style:style style:name="lyt-waterstorm-backgroundobjects" style:family="presentation">
      <style:graphic-properties draw:shadow="hidden" draw:shadow-offset-x="0.3cm" draw:shadow-offset-y="0.3cm" draw:shadow-color="#808080"/>
    </style:style>
    <style:style style:name="lyt-waterstorm-notes" style:family="presentation">
      <style:graphic-properties draw:stroke="none" draw:fill="none">
        <text:list-style style:name="lyt-waterstorm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waterstorm-outline1" style:family="presentation">
      <style:graphic-properties draw:stroke="none" draw:fill="none">
        <text:list-style style:name="lyt-waterstorm-outline1">
          <text:list-level-style-bullet text:level="1" text:bullet-char="●">
            <style:list-level-properties text:space-before="0.3cm" text:min-label-width="0.9cm"/>
            <style:text-properties fo:font-family="StarSymbol" fo:color="#b84747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b84747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b84747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b84747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847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847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847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847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847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aterstorm-outline2" style:family="presentation" style:parent-style-name="lyt-waterstorm-outline1">
      <style:paragraph-properties fo:margin-left="2.399cm" fo:margin-right="0cm" fo:margin-top="0cm" fo:margin-bottom="0.399cm" fo:text-indent="-0.799cm"/>
      <style:text-properties fo:font-size="28pt" style:font-size-asian="28pt" style:font-size-complex="28pt"/>
    </style:style>
    <style:style style:name="lyt-waterstorm-outline3" style:family="presentation" style:parent-style-name="lyt-waterstorm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waterstorm-outline4" style:family="presentation" style:parent-style-name="lyt-waterstorm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waterstorm-outline5" style:family="presentation" style:parent-style-name="lyt-waterstorm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lyt-waterstorm-outline6" style:family="presentation" style:parent-style-name="lyt-waterstorm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waterstorm-outline7" style:family="presentation" style:parent-style-name="lyt-waterstorm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lyt-waterstorm-outline8" style:family="presentation" style:parent-style-name="lyt-waterstorm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waterstorm-outline9" style:family="presentation" style:parent-style-name="lyt-waterstorm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waterstorm-subtitle" style:family="presentation">
      <style:graphic-properties draw:stroke="none" draw:fill="none" draw:textarea-vertical-align="middle">
        <text:list-style style:name="lyt-waterstor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aterstorm-title" style:family="presentation">
      <style:graphic-properties draw:stroke="none" draw:fill="none" draw:textarea-vertical-align="middle">
        <text:list-style style:name="lyt-waterstor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66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stor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waterstorm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waterstorm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waterstor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lyt-waterstorm" style:page-layout-name="PM1" draw:style-name="Mdp2">
      <draw:frame presentation:style-name="lyt-waterstorm-title" draw:layer="backgroundobjects" svg:width="25.199cm" svg:height="3.863cm" svg:x="1.4cm" svg:y="1.237cm" presentation:class="title" presentation:placeholder="true">
        <draw:text-box/>
      </draw:frame>
      <draw:frame presentation:style-name="lyt-waterstorm-outline1" draw:layer="backgroundobjects" svg:width="24.5cm" svg:height="12.179cm" svg:x="1.5cm" svg:y="6.2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7.9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waterstorm-title" draw:layer="backgroundobjects" svg:width="14.848cm" svg:height="11.136cm" svg:x="3.075cm" svg:y="2.257cm" presentation:class="page"/>
        <draw:frame presentation:style-name="lyt-waterstorm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6T17:38:21</meta:creation-date>
    <dc:date>2012-05-26T17:48:52</dc:date>
    <meta:editing-duration>P0D</meta:editing-duration>
    <meta:editing-cycles>1</meta:editing-cycles>
    <meta:document-statistic meta:object-count="55"/>
    <meta:generator>LibreOffice/3.5$Linux_x86 LibreOffice_project/350m1$Build-2</meta:generator>
  </office:meta>
</office:document-meta>
</file>